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style>
    <style:style style:name="P3" style:parent-style-name="Normal" style:family="paragraph">
      <style:paragraph-properties fo:break-before="page"/>
    </style:style>
    <style:style style:name="P4" style:parent-style-name="Normal" style:family="paragraph">
      <style:paragraph-properties fo:break-before="page"/>
      <style:text-properties fo:hyphenate="true"/>
    </style:style>
    <style:style style:name="P5" style:parent-style-name="Normal" style:family="paragraph">
      <style:paragraph-properties fo:break-before="page"/>
      <style:text-properties fo:hyphenate="true"/>
    </style:style>
    <style:style style:name="P6" style:parent-style-name="Normal" style:family="paragraph">
      <style:text-properties fo:hyphenate="true"/>
    </style:style>
    <style:style style:name="P7" style:parent-style-name="Normal" style:family="paragraph">
      <style:text-properties fo:hyphenate="true"/>
    </style:style>
    <style:style style:name="P8" style:parent-style-name="Normal" style:family="paragraph">
      <style:paragraph-properties fo:break-before="page"/>
    </style:style>
    <style:style style:name="P9" style:parent-style-name="Normal" style:family="paragraph">
      <style:text-properties fo:hyphenate="true"/>
    </style:style>
    <style:style style:name="P10" style:parent-style-name="Normal" style:family="paragraph">
      <style:text-properties fo:hyphenate="true"/>
    </style:style>
    <style:style style:name="P11" style:parent-style-name="Normal" style:family="paragraph">
      <style:text-properties fo:hyphenate="true"/>
    </style:style>
    <style:style style:name="P12" style:parent-style-name="Normal" style:family="paragraph">
      <style:text-properties fo:hyphenate="true"/>
    </style:style>
    <style:style style:name="P13" style:parent-style-name="Normal" style:family="paragraph">
      <style:text-properties fo:hyphenate="true"/>
    </style:style>
    <style:style style:name="P14" style:parent-style-name="Normal" style:family="paragraph">
      <style:text-properties fo:hyphenate="true"/>
    </style:style>
    <style:style style:name="P15" style:parent-style-name="Normal" style:family="paragraph">
      <style:text-properties fo:hyphenate="true"/>
    </style:style>
    <style:style style:name="P16" style:parent-style-name="Normal" style:family="paragraph">
      <style:paragraph-properties fo:break-before="page"/>
    </style:style>
    <style:style style:name="P17" style:parent-style-name="Normal" style:family="paragraph">
      <style:text-properties fo:hyphenate="true"/>
    </style:style>
    <style:style style:name="P18" style:parent-style-name="Normal" style:family="paragraph">
      <style:text-properties fo:hyphenate="true"/>
    </style:style>
    <style:style style:name="P19" style:parent-style-name="Normal" style:family="paragraph">
      <style:text-properties fo:hyphenate="true"/>
    </style:style>
    <style:style style:name="P20" style:parent-style-name="Normal" style:family="paragraph">
      <style:text-properties fo:hyphenate="true"/>
    </style:style>
    <style:style style:name="P21" style:parent-style-name="Normal" style:family="paragraph">
      <style:text-properties fo:hyphenate="true"/>
    </style:style>
    <style:style style:name="P22" style:parent-style-name="Normal" style:family="paragraph">
      <style:text-properties fo:hyphenate="true"/>
    </style:style>
    <style:style style:name="P23" style:parent-style-name="Normal" style:family="paragraph">
      <style:text-properties fo:hyphenate="true"/>
    </style:style>
    <style:style style:name="P24" style:parent-style-name="Normal" style:family="paragraph">
      <style:text-properties fo:hyphenate="true"/>
    </style:style>
    <style:style style:name="P25" style:parent-style-name="Normal" style:family="paragraph">
      <style:text-properties fo:hyphenate="true"/>
    </style:style>
    <style:style style:name="P26" style:parent-style-name="Normal" style:family="paragraph">
      <style:text-properties fo:hyphenate="true"/>
    </style:style>
    <style:style style:name="P27" style:parent-style-name="Normal" style:family="paragraph">
      <style:text-properties fo:hyphenate="true"/>
    </style:style>
    <style:style style:name="P28" style:parent-style-name="Normal" style:family="paragraph">
      <style:text-properties fo:hyphenate="true"/>
    </style:style>
    <style:style style:name="P29" style:parent-style-name="Normal" style:family="paragraph">
      <style:paragraph-properties fo:break-before="page"/>
      <style:text-properties fo:hyphenate="true"/>
    </style:style>
  </office:automatic-styles>
  <office:body>
    <office:text text:use-soft-page-breaks="true">
      <text:p text:style-name="P1">Assembly Tutorial Lesson #8</text:p>
      <text:p text:style-name="Subtitle">Meet the Kernal</text:p>
      <text:p text:style-name="Normal">[Title slide]</text:p>
      <text:p text:style-name="Normal">Hi there! This is Matt Heffernan. Welcome back to my channel. This is the eighth episode in a series that seeks to demystify<text:s/>programming in assembly language for the 6502 family of 8-bit processors. We’re using the Commander X16 as a target as it has a 65C02 and is a particularly excellent platform for this learning process. If you haven’t seen the previous episodes and need to<text:s/>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and then how to do basic things with the Kernal. In this episode, we are going to say “hello” to VERA,<text:s/>a special component that was created for the X16 that handles all the things that are no longer being produced to be compatible with 8-bit systems. The most visible thing VERA does is, well, the video. So that’s what we are going to learn about today: how<text:s/>to configure and update the display of the X16 by using the VERA directly.</text:p>
      <text:p text:style-name="Normal">[Cut to slide 2: VERA]</text:p>
      <text:p text:style-name="Normal">So what exactly is VERA? Well, it’s short for Versatile Embedded Retro Adapter, and its a daughter board that is mounted in parallel to the X16 motherboard and is connected to the 65C02 data bus. It is based on a Field-Programmable Gate Array, or FPGA, which is a chip that can be programmed to implement any digital circuit. This way, it could be designed specifically to work with the X16 and can provide all the missing components needed to complete this 8-bit dream computer.</text:p>
      <text:p text:style-name="Normal">For the graphics, it puts out a 640x480 256-color display signal at 60 Hz, which can be connected to a standard VGA monitor or a NTSC TV through either composite video or S-Video connections. It even supports interlaced graphics through the VGA connector for certain vintage monitors. If you don’t live in North America or Japan, the NTSC TV connections likely won’t work with your TV’s analog inputs, so you’ll need to use a VGA monitor. But, for now, anybody can use the emulator, just as we have been for this series.</text:p>
      <text:p text:style-name="Normal">The color palette uses 12-bit colors to define all 256 colors however you wish, and the display can be composed of layers containing bitmaps, tiles, text and sprites.</text:p>
      <text:p text:style-name="Normal">Beyond video,<text:s/>the VERA also provides an interface to an SD Card and two kinds of audio output, which will all be in a later video. Right now, let’s get to the basic of how a program can interface with VERA.</text:p>
      <text:p text:style-name="Normal">[Cut to slide 3 – memory map]</text:p>
      <text:p text:style-name="Normal">Let’s take a look at the X16 memory map again. That orange segment starting at hex 9F00 is for hardware I/O, and the entire VERA interface is mapped to there.</text:p>
      <text:soft-page-break/>
      <text:p text:style-name="P2">[Cut to slide 4 – registers]</text:p>
      <text:p text:style-name="Normal">All that the CPU can access of the VERA directly is a set of 32 8-bit registers. Every change and update to what you see is done by storing values to these registers. VERA has its own separate memory called VRAM or Video Random Access Memory. This serves pretty much the same purpose as the VRAM in your modern computer’s display adapter, but the VERA memory is structured in a way that makes it possible for an 8-bit computer to use it. VRAM has a 17-bit address space with two 8-bit data channels that can be connected to the X16 data bus. It also has two more 8-bit channels that are used for sound and the SD<text:s/>card, but that, again, is outside the scope of this video. Today, we are just going to be looking at how to access VRAM and deal with those 17-bit addresses.</text:p>
      <text:p text:style-name="Normal">[Cut to slide 5 – VRAM Interface]</text:p>
      <text:p text:style-name="Normal">The first step for any VRAM access is to specify which data port you are using. This is done with the VERA Control port at hex 9F25 by setting bit 0 to the desired port. This means that any address you store in the address registers will be for that port. If you flip that address selection bit, you can specify an entirely different address for the other port. As the addresses are 17 bits, they require three different registers to specify them. Bit 16 of the address must be written to bit zero of hex 9F22, which is the Address-High register, or you could just call it the “bank” register as that’s how the bit is handled by the assembler. This register also lets you specify a stride value that updates the VRAM address for the port each time it is accessed by the data bus. The next two registers are for the lower 16 bits of<text:s/>the address. Once the address is set for a port, you can access it through the corresponding data register, with data port 0 at hex 9F23 and port 1 at 9F24. The ports can be used independently of each other, but just seeing the registers doesn’t really explain it.</text:p>
      <text:p text:style-name="Normal">[Cut to slide 6 – read and write]</text:p>
      <text:p text:style-name="Normal">Instead, let’s take a look at how these registers are actually used. For this case study, let’s say we want to copy a single byte in VRAM from hex address 02468 to 13579. If this was regular RAM, we would do this<text:s/>with a single load/store pair. Even if it was between two different memory banks, it still would be trivial. But for VRAM, we need to set up the address registers for each location. To make it slightly cleaner, we use port 0 for the source address and port 1 for the destination. So, first we need to define all the register addresses we are going to need, then constants for the VRAM addresses.</text:p>
      <text:p text:style-name="Normal">At “start”, we store zero to VERA_ctrl to specify data port 0. Then, we store the source address into the three address registers. For bit 16, we use the caret to get the “bank” portion of the VRAM address, which would normally give you the highest 8 bits of a 24-bit value. But here there is only 1 bit above the bottom sixteen, so that’s what the caret gives you. The remaining 16 bits are accessed with the angle braces as in regular 16-bit values. To set up port 0, we then write a one to VERA_ctrl and store the destination address in the three address registers. Finally, with both ports finally set up with the required<text:s/>addresses, we can do the copy with a simple load from data port 0 and a store to data port 1.</text:p>
      <text:p text:style-name="Normal">I know, this seems like a lot of code to just copy a single byte, but the reality is that this is not a common use case. Generally, you are copying arrays of<text:s/>data, and usually between regular memory and VRAM, so only one port is needed. Either way, striding is what makes it efficient.</text:p>
      <text:soft-page-break/>
      <text:p text:style-name="P3">[Cut to slide 7 – Striding]</text:p>
      <text:p text:style-name="Normal">As we saw earlier, the address “bank” register has its upper bits dedicated to defining the stride. In the case study we just saw, the stride was set to zero, which means that the data port will always be fixed to the specified address no matter how many times you read or write to it. Most of the time, we want to access other addresses on subsequent<text:s/>loads or stores with the data register. This is done automatically by setting a stride value in the upper four bits of the bank register, and then specifying a direction in bit 3. If Bit 3 is set, then the address is decremented by the stride value, otherwise it is incremented. The stride value, meanwhile, is only an identifier.<text:s/>The number of bytes advanced is shown in the table here. For most values, the stride size is 2 to the power of the value minus 1, meaning that a stride value of 1 will be 2 to the zero power, which of course is just 1. Then 2 is 2 to the first power, which comes back around to 2. 3 gets you 2 to the second, which is 4, and so on. Hex A is decimal 10, so its stride size is 2 to the ninth, which is 512 bytes and that’s the highest power of 2 that makes sense to use. Higher stride values are based on screen geometry, starting with 40 at hex B and doubling all the way to 640 at hex F. In later episodes we’ll see use cases for most of these, but for now let’s look at what a stride of 2 can do for us.</text:p>
      <text:p text:style-name="Normal">[Cut to slide 8 – writing array]</text:p>
      <text:p text:style-name="Normal">Let’s say we have an array that we want to write to even addresses starting at the very top of VRAM, address zero. Our array has five bytes, so we want them to be written to even addresses from 0 through 8 while leaving the odd addresses from 1 through 7 alone.<text:s/>Using a stride of 2 will do exactly this, so we set the upper nibble of the bank register to 2 and then zero to everything else, as that is what we have specified as the destination address.<text:s/>Then we start a loop by initializing X to zero then using it to index into the array. After each indexed load we store the byte to the data port and increment X until we get to the length of the array, which we calculate with the assembler using the start label minus the array label. The whole array is written to VRAM once we fall out of the loop. But what does this mean for VERA?</text:p>
      <text:p text:style-name="Normal">[Cut to slide 9 – Wait, what?]</text:p>
      <text:p text:style-name="Normal">Um… so what just happened? The values we wrote didn’t look like PETSCII or even ASCII codes, so why did they spell HELLO?<text:s/>And why all together, in magenta, with no space between the letters? The answer lies in how VERA handles the display configuration.</text:p>
      <text:p text:style-name="P4"/>
      <text:soft-page-break/>
      <text:p text:style-name="Normal">[Cut to slide 10 – graphics configuration]</text:p>
      <text:p text:style-name="Normal">VERA supports two graphics layers, plus 128 free-floating sprites.<text:s/>By default, only layer 1 is enabled, so bit 5 is set in the Display Composer Video register at hex 9F29. This is where all the text and PETSCII graphics you see in the boot screen is placed. Also in the Video register is the current output mode, which is set to VGA by default. You could also use this register to disable the Chroma signal of the NTSC output to get a black and white signal,<text:s/>and bit 7 is a read-only indicator to let you know which field is being scanned when in interlaced mode. We’ve seen the horizontal and vertical scale registers before, and how their default value of 128 means that the display is at full 640x480 scale.</text:p>
      <text:p text:style-name="Normal">Each layer has its own set of configuration registers, starting with the main CONFIG register, which is at hex 9F2D for layer 0 and 9F34 for layer 1. Of course, only layer 1 is enabled by default, so only the layer 1 registers are populated by default. For the main CONFIG register, this means that the tilemap is set to 128 by 64, which will provide the 80x60 text map we see on the screen, with some overscan that is hidden to the right and below the screen. The X16 has layer 1 in 16-color text mode by default, which means the T256 bit is clear, and the Color Depth value is 0, which means 1 bit per pixel. We’ll see in later episodes how to change a layer to use tiles of different color depths.</text:p>
      <text:p text:style-name="Normal">Each layer needs a part of VRAM to store what is going to be seen on the screen at any time, and this is what the MAPBASE register is for. By default, the layer 1 MAPBASE at hex 9F35 is set to zero, meaning that the text that is rendered on the screen is specified in VRAM starting at address zero, just like we<text:s/>poked at in our last case study.<text:s/>Of course, this is only an 8-bit register and it needs to store a 17 bit address. This is done by only specifying bits 16 through 9. The lower 9 bits of the starting address need to be zero. In other words, the map needs to be aligned to 512-byte boundaries, you can’t just start it at any arbitrary address.<text:s/>The graphics that get rendered on screen based on that map need to be defined elsewhere in VRAM, specified by the TILEBASE register, which is hex 9F36 for layer 1.<text:s/>This register specifies bits 16 through 11 of the address, followed by two bits to indicate the height and width of each tile. As the PETSCII glyphs are 8x8 tiles, both of these lower two bits are zero, meaning that the TILEBASE address is effectively shifted nine bits just like the MAPBASE. The default value for layer 1 is hex 7C, which comes out to hex address 0F800 when shifted 9 bits back to the left. Because those two bits are needed to indicate the tile dimensions, the lower 11 bits of the TILEBASE address needs to be zero, which is a 2 kilobyte alignment. Unlike the MAPBASE, the TILEBASE is not fixed in size. It is only limited by the number of bits used for the tile index in the map. For text, that’s 8 bits, meaning 256 different text glyphs can be defined. For graphical tile with more than 1-bit color depth, the index size goes up to 10 bits, meaning you can have up to<text:s/>1024 different tiles at your disposal. Of course, that all depends on available VRAM and the color depth and size of your tiles, as 1024 8-bit color 16x16 tiles is 256 kilobytes, which is more than twice the total available VRAM. We’ll get into that math more in later episodes on graphics. For now, let’s take a closer look at text layers.</text:p>
      <text:p text:style-name="Normal">[Cut to slide 11 – tilemap]</text:p>
      <text:p text:style-name="Normal">As we saw earlier, layer 1 is set to 128x64 character tiles by default, even though the display only shows 80x60 characters. If you could see beyond that 80x60 rectangle, you would see random garbage, as shown from this composited screencap. VERA allows you to scroll tile and text layers, so if you were to scroll layer 1 right after startup, this is what you would see. Not exactly this garbage, but actual random garbage, and even the emulator has new random garbage each time it boots. The BASIC ROM only initializes the visible part of the map to make the background all blue and most of the text white, with the exception of the X16 butterfly logo, which has multiple colors of PETSCII graphic characters. Everything else is left as-is, meaning random screen codes and random foreground and background colors. So that’s what fills up the logical 1024x512 pixel layer beyond the visible 640x480, and this configuration specifies that the default PETSCII graphics characters will populated it, and the map will start at the very beginning of VRAM and extend to hex 03FFF, meaning that you can use VRAM starting at hex 04000 for some other stuff. But first, let’s<text:s/>take a look at how this map’s contents are defined.</text:p>
      <text:soft-page-break/>
      <text:p text:style-name="Normal">[Cut to slide 12 – text map entry]</text:p>
      <text:p text:style-name="Normal">When we did the striding case study, we were writing screen codes to even VRAM addresses, starting at zero, which we now know is the beginning of the layer 1 map. For letter characters, screen codes aren’t the same as PETSCII or ASCII codes. Instead, screen codes start at zero with the @ symbol, which is normally hex 40 in PETSCII and ASCII, and is then followed by capital letters when using the default graphical PETSCII character set. So, A is 1, B is 2, and so on, which is what makes the array 8,5,12,12,15 come out to HELLO.<text:s/>You can see here the full default Upper/Graphics character set that contains the full set of PETSCII graphics characters, but no lower-case letters, all shown in order of their screen codes. The X16 has two other character sets built into ROM, including the Lower/Upper character set that is also a PETSCII legacy set that replaces the upper-case letters with their lower-case counterparts, and replaces some of the graphical characters with upper-case letters, starting at hex 41, which makes at least those screen codes the same as their PETSCII or ASCII codes. The third character set is a new one<text:s/>created for the X16 based on the ISO 8859-1 standard which has been used by many terminals as it provides support for most Western European languages with common diacritical marks<text:s/>and non-English letters.<text:s/>The ISO set finally provides full ASCII compatibility with the screen codes, and replaces the control codes with reverse-video letters and a few special characters. Only the original PETSCII sets devote the whole second half of themselves to reverse video, where setting bit 7 of a screen code will give you the reverse of the same glyph.</text:p>
      <text:p text:style-name="Normal">The odd addresses that follow the screen codes specify the background and foreground colors of the character.<text:s/>16-color text mode only uses the first 16 colors of the total 256-color palette, which lets you express each color as a 4-bit value. Text starting with the initial BASIC prompt is white on blue, which translates to a color byte of hex 61, with 6 for the blue background and 1 for the white foreground. You can see the default 16-color palette here, but you can change those to be whatever 12-bit colors you want, as we will see soon.</text:p>
      <text:p text:style-name="P5"/>
      <text:soft-page-break/>
      <text:p text:style-name="Normal">[Cut to slide 13 – screen codes vs PETSCII codes]</text:p>
      <text:p text:style-name="Normal">But first, let’s take a final look at what our case study did. We now know that we stored screen codes for the letters in HELLO into the beginning of VRAM, skipping over the color bytes. By doing that, those color bytes following the screen still hold their original value, which was hex 64, or magenta on blue. Even though nothing but spaces were put between those upper wing tips, the color setting was kept rather than switching to white or some other foreground color in between. This is why not only the H but the rest of the letters all came out magenta. But that was from writing screen codes directly into VRAM. What if we used the Kernal to output PETSCII codes as we have in previous lessons? The<text:s/>assembly<text:s/>code<text:s/>here<text:s/>would do that, and you will see that the array is different, with each value being larger by 64 because these are PETSCII codes. Also, while it appears to be less code than the case study, it will take longer to execute because of the repeated calls to CHROUT. And at the end, you will get white characters instead of magenta because CHROUT fills in the color bytes with the current screen settings, which is white on blue after BASIC finishes booting. It will do this no matter where you plot the cursor, so at the very least CHROUT is making two writes to VRAM for every character, and much of the time you don’t need to change the color. So even if it may be more cumbersome to program, the performance is often much better when you write to VRAM directly.</text:p>
      <text:p text:style-name="Normal">Also, at the bottom you can see the PETSCII code charts for both PETSCII character sets, and you can see that while the control codes stay the same, the letters are completely different. Capital letters take up two separate areas, so you could have bit 7 set or cleared for upper-case letters, and it won’t matter when you use CHROUT. But when you use screen codes to write to VRAM, each 8-bit code is different.<text:s/>You can just set bit 7 to make the character reversed, but with CHROUT you need to first output the REVERSE control code and then output the regular PETSCII codes. What you would use for a text-based application would have to depend on how you want it to behave and what kind of performance you need.</text:p>
      <text:p text:style-name="P6">[Cut to slide 14 – 1bpp tiles]</text:p>
      <text:p text:style-name="P7">Now let’s look at the tile set. For text tiles, only 8 bytes is needed for each glyph as it is one bit per pixel<text:s/>and they are 8x8 pixels, so each byte represents a whole row of bits.<text:s/>This means that the address for the glyph bitmap is the screen code times 8 plus the starting address of the tile set. By default, the layer 1 text tile set starts at hex 0F800 in VRAM, taking up the last 2k of the VRAM zero bank. This may not be a convenient place to have it, so you may want to move the tile set if you want to use both PETSCII text and have other graphics assets span across the two VRAM banks. We’ll get into that kind of manipulation in a later episode. For now, we’re going to keep it at 0F800, which means that the A glyph will be at 0F808 at its screen code is 1. Going to the end of the character set, screen code 255, which is a 2x2 checkerboard pattern, will be at hex 0F800 plus decimal 255 times 8, which comes out to be hex 0FFF8.<text:s/>Even with the text character sets that come from ROM, you can change the appearance of any tile once it is in VRAM, and we’ll see how to do that soon. Right now, you can see how the bytes define the rows, with the set bits colored red to more easily see which pixels are going to be set to the foreground color. Simply writing to these bytes in VRAM will let you change these glyphs to look however you want. You aren’t limited at all to what’s present in the standard PETSCII character set, but only to 256 characters of your choosing.</text:p>
      <text:p text:style-name="P8"/>
      <text:soft-page-break/>
      <text:p text:style-name="P9">[Cut to slide 15 – palette]</text:p>
      <text:p text:style-name="P10">We saw earlier what the default 16-color palette looks like, but here is the full default 256-color palette. VERA lets out only define one palette at a time for the whole system, and it has a fixed place in VRAM at hex 1FA00, which places it towards the end of bank 1, which is much more out of the way than the default character set. Each color entry is two bytes, meaning the palette only takes up 512 bytes and only provides 12 bits to define each color.<text:s/>Consequently, 4 bits are wasted for each color entry, but nobody is crying out for those 128 bytes to be reclaimed. So, for each color the green and blue components are set in the first byte, and the red component is set in the lower nibble of the second byte. This is effectively a little-endian 16-bit value, with a standard RGB order starting at bit 11.<text:s/>You could convert one of these values to a 24-bit color by multiplying each component by 17, which would be the same as doubling each nibble, so that a little-endian entry of hex 23 followed by 01 could be expanded to the standard hex notation of hash-112233.<text:s/><text:s/>If you were to convert a standard 24-bit RGB value to this 12-bit format, you could simply chop off the lower nibble of each color component. So, a standard RGB notation of hash-456789 could be converted to hex 0468, which would be stored as little-endian bytes<text:s/>68 and 04.</text:p>
      <text:p text:style-name="P11">You can set any entry in the palette to any 12-bit color you want, but the first color at index zero is special. By default it is black, and that is what it will look like by default when rendered on a single layer. But it is actually transparent, and then the black you see is actually coming from the background, which is black by default and is not set in the palette. So, you could change that first color entry to whatever you want, but it won’t make any difference on the screen. In a later episode, we’ll see how this palette can be chopped up into 16 different 16-color palettes, but for now we are only dealing with text modes, and those can either use only the first 16 colors, or all 256.</text:p>
      <text:p text:style-name="P12">[Cut to slide 16 – layer 0]</text:p>
      <text:p text:style-name="P13">We kind of skipped over layer 0 because it’s not enabled by default, and all we’ve seen so far in any of these lessons is stuff in layer 1. Layer 0, when enabled, is rendered behind Layer 1, meaning that it will only be visible when layer 1 is disabled or through any pixels in layer 1 that are set to be transparent by using color index zero. If you have layer 0 initialized to be all non-black, any black pixels on layer 1 will not in fact be rendered as black, but whatever color is on layer 0. To get opaque black, you’ll need to make another color entry black besides index zero.<text:s/>Layer 0 is scaled the same as layer 1, but otherwise it is completely independent, and can be configured in any way, including as a tilemap that can be scrolled independently of layer 1, making things like parallax effects easy to implement.</text:p>
      <text:p text:style-name="P14">[Cut to slide 17 – example program]</text:p>
      <text:p text:style-name="P15">For our example program in this lesson, we are going to create a text graphics demo using two layers. Layer 1 will be the same 16-color layer as before, but Layer 0 will now exist as a 256-color text layer beneath it. It will also respond to the keyboard by changing the foreground and background colors of layer 1 text when number keys are pressed. It will also respond to certain letters, with I and O controlling zooming using the scale registers, R toggling the layer 1 character set between the default and an alternative set elsewhere in VRAM, S changing the @ symbol to a smileyface emoji in the default character set, T and P toggling the visibility of layers 1 and 0, respectively, C changing color index 1 between white and black, and finally Q quitting the program. It seems like a lot, and this will be our longest example program to date, but doing each of these display changes requires very little code individually. So let’s jump right into our text editor.</text:p>
      <text:p text:style-name="P16"/>
      <text:soft-page-break/>
      <text:p text:style-name="P17">[Cut to Atom]</text:p>
      <text:p text:style-name="P18">After our perfunctory preamble of segments, we have the usual jump start, and then a whole bunch of constants and data. First, we define a zero page pointer for some indirect addressing, then all the VERA registers we are going to use, which line up with all the registers we saw earlier in the slides.<text:s/></text:p>
      <text:p text:style-name="P19">[Scroll to VRAM addresses]</text:p>
      <text:p text:style-name="P20">Then we set up our VRAM memory map, starting with the default layer 1 map at the top, immediately followed by the layer 0 map at hex 04000. Then we have a special location for the Lower/Upper character set at hex 0F000, which will make it adjacent to the Upper/Graphics character set in its default location at hex 0F800. In between we use an expression to define where the reverse video glyphs start in the Lower/Upper character set, which will start with screen code 128. This way, if we relocate the beginning of this character set, we won’t need to redefine this expression, it will just move along with it.<text:s/>Then near the end of VRAM, we have our fixed palette address.</text:p>
      <text:p text:style-name="P21">Then we define the register address for setting the ROM bank, and then the two ROM banks we will need, starting with the bank 4 for the BASIC ROM, which is where we start and where we want to end up before returning to the BASIC prompt. Then we have the character set ROM in bank 6, which we will use to copy the Lower/Upper set to VRAM to have it and the default character set both available all the time.<text:s/>Our next constant defines where that set is located in ROM once we switch there.</text:p>
      <text:p text:style-name="P22">After that we define the addresses of the Kernal subroutines we are going to use, namely CHROUT for outputting PETSCII codes and GETIN for reading PETSCII codes from the keyboard buffer.</text:p>
      <text:p text:style-name="P23">[Scroll to PETSCII codes]</text:p>
      <text:p text:style-name="P24">Then we have the PETSCII codes that we need to either read or write, and then finally a screen code mask for<text:s/>making characters reverse video.</text:p>
      <text:p text:style-name="P25">[Scroll to globals]</text:p>
      <text:p text:style-name="P26">After all the constants we define our global data in RAM, starting with a variable to hold the current text color in layer 1, which is set to the default white-on-blue at load time. Then we have a smileyface glyph to be written to the character set when requested, written in binary to make it easier to see the pixels when I do a find for 1.</text:p>
      <text:p text:style-name="P27">Then we have a pair of strings, the first in all lower-case, like we’ve seen all along, but then the second in all upper-case, which you may remember from a previous video to be a bad idea. In the demo of this program, we’ll see why.</text:p>
      <text:p text:style-name="P28">[Scroll to start]</text:p>
      <text:p text:style-name="P29"/>
      <text:soft-page-break/>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2-16T15:15:00Z</meta:creation-date>
    <dc:date>2021-02-17T22:30:00Z</dc:date>
    <meta:template xlink:href="Normal.dotm" xlink:type="simple"/>
    <meta:editing-cycles>32</meta:editing-cycles>
    <meta:editing-duration>PT31500S</meta:editing-duration>
    <meta:document-statistic meta:page-count="9" meta:paragraph-count="53" meta:word-count="4023" meta:character-count="26902" meta:row-count="191" meta:non-whitespace-character-count="22932"/>
  </office:meta>
</office:document-meta>
</file>